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d7ab" officeooo:paragraph-rsid="000fcec7"/>
    </style:style>
    <style:style style:name="P2" style:family="paragraph" style:parent-style-name="Standard">
      <style:text-properties fo:language="en" fo:country="US" officeooo:rsid="000fcec7" officeooo:paragraph-rsid="000fcec7"/>
    </style:style>
    <style:style style:name="P3" style:family="paragraph" style:parent-style-name="Standard">
      <style:text-properties fo:language="en" fo:country="US" officeooo:rsid="000fcec7" officeooo:paragraph-rsid="001a9220"/>
    </style:style>
    <style:style style:name="P4" style:family="paragraph" style:parent-style-name="Standard">
      <style:text-properties fo:language="en" fo:country="US" officeooo:rsid="000f182f" officeooo:paragraph-rsid="000e8670" fo:background-color="#81d41a"/>
    </style:style>
    <style:style style:name="P5" style:family="paragraph" style:parent-style-name="Standard">
      <style:text-properties fo:language="en" fo:country="US" officeooo:rsid="000fcec7" officeooo:paragraph-rsid="000f182f" fo:background-color="#81d41a"/>
    </style:style>
    <style:style style:name="P6" style:family="paragraph" style:parent-style-name="Standard">
      <style:text-properties fo:language="en" fo:country="US" officeooo:rsid="000fcec7" officeooo:paragraph-rsid="000fcec7" fo:background-color="#81d41a"/>
    </style:style>
    <style:style style:name="P7" style:family="paragraph" style:parent-style-name="Standard">
      <style:text-properties officeooo:paragraph-rsid="000f182f" fo:background-color="#81d41a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8c587" fo:background-color="#81d41a" loext:char-shading-value="0"/>
    </style:style>
    <style:style style:name="T3" style:family="text">
      <style:text-properties officeooo:rsid="00197d5e" fo:background-color="#81d41a" loext:char-shading-value="0"/>
    </style:style>
    <style:style style:name="T4" style:family="text">
      <style:text-properties officeooo:rsid="00242101" fo:background-color="#81d41a" loext:char-shading-value="0"/>
    </style:style>
    <style:style style:name="T5" style:family="text">
      <style:text-properties officeooo:rsid="0018c587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97d5e" fo:background-color="#ffff00" loext:char-shading-value="0"/>
    </style:style>
    <style:style style:name="T8" style:family="text">
      <style:text-properties officeooo:rsid="00242101" fo:background-color="#ffff00" loext:char-shading-value="0"/>
    </style:style>
    <style:style style:name="T9" style:family="text">
      <style:text-properties officeooo:rsid="00242101"/>
    </style:style>
    <style:style style:name="T10" style:family="text">
      <style:text-properties officeooo:rsid="0025d779"/>
    </style:style>
    <style:style style:name="T11" style:family="text">
      <style:text-properties officeooo:rsid="0025f8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R:</text:p>
      <text:p text:style-name="P4"><text:s text:c="4"/>• Vacation - <text:span text:style-name="T5">Urlop</text:span></text:p>
      <text:p text:style-name="P4"><text:s text:c="4"/>• Sick leave - <text:span text:style-name="T5">L4</text:span></text:p>
      <text:p text:style-name="P4"><text:s text:c="4"/>• Contract of employment – <text:span text:style-name="T5">Umowa o pracę</text:span></text:p>
      <text:p text:style-name="P4"><text:s text:c="4"/>• Notice - <text:span text:style-name="T5">Zwolnienie</text:span></text:p>
      <text:p text:style-name="P4"><text:s text:c="4"/>• Duration of the contract – <text:span text:style-name="T5">Długość zatrudnienia</text:span></text:p>
      <text:p text:style-name="P5">Bookkeeping:</text:p>
      <text:p text:style-name="P5"><text:s text:c="4"/>• Invoices - <text:span text:style-name="T5">Faktury</text:span></text:p>
      <text:p text:style-name="P5"><text:s text:c="4"/>• Bills - <text:span text:style-name="T5">Rachunki</text:span></text:p>
      <text:p text:style-name="P5"><text:s text:c="4"/>• Payouts - <text:span text:style-name="T5">Wypłaty</text:span></text:p>
      <text:p text:style-name="P7"><text:s text:c="4"/>• Shopping – <text:span text:style-name="T5">Zakupy firmowe(?)</text:span></text:p>
      <text:p text:style-name="P5"><text:s text:c="4"/>• Inventory - <text:span text:style-name="T5">Inwentarz</text:span></text:p>
      <text:p text:style-name="P6">Regular employees:</text:p>
      <text:p text:style-name="P6"><text:s text:c="4"/>• Submit a vacation request – <text:span text:style-name="T5">Składanie wniosku o urlop</text:span></text:p>
      <text:p text:style-name="P6"><text:s text:c="4"/>• Sending a sick leave – <text:span text:style-name="T5">Składanie wniosku o L4</text:span></text:p>
      <text:p text:style-name="P6"><text:s text:c="4"/>• Sending a notice – <text:span text:style-name="T5">Składanie wniosku o zwolnienie</text:span></text:p>
      <text:p text:style-name="P6"><text:s text:c="4"/>• Adding products – <text:span text:style-name="T5">Dodawanie produktów</text:span></text:p>
      <text:p text:style-name="P6"><text:s text:c="4"/>• Responding to customer emails – <text:span text:style-name="T5">Odpowiadanie na emaile klientów</text:span></text:p>
      <text:p text:style-name="P6"><text:s text:c="4"/>• Sales service – <text:span text:style-name="T10">Promocje</text:span><text:span text:style-name="T11">(?)</text:span></text:p>
      <text:p text:style-name="P2">Managers:</text:p>
      <text:p text:style-name="P2"><text:s text:c="4"/>• <text:span text:style-name="T6">Monitoring of employees working hours – </text:span><text:span text:style-name="T7">Monitorowanie godzin pracy pracowniów</text:span></text:p>
      <text:p text:style-name="P2"><text:s text:c="4"/>• <text:span text:style-name="T6">Setting a budget - </text:span><text:span text:style-name="T7">Budżet</text:span></text:p>
      <text:p text:style-name="P2"><text:s text:c="4"/>• <text:span text:style-name="T1">Dismissal of workers – </text:span><text:span text:style-name="T3">Zwalnianie pracowniów(?)</text:span></text:p>
      <text:p text:style-name="P3"><text:s text:c="4"/>• <text:span text:style-name="T1">Accepting a new contract – </text:span><text:span text:style-name="T2">Przedłużenie kontraktu</text:span></text:p>
      <text:p text:style-name="P1">Marketing:</text:p>
      <text:p text:style-name="P1"><text:s text:c="4"/>• <text:span text:style-name="T6">Preparation of marketing materials – </text:span><text:span text:style-name="T7">Przygotowywanie materiałów marketingowych </text:span><text:span text:style-name="T8">2</text:span><text:span text:style-name="T9"><text:tab/></text:span></text:p>
      <text:p text:style-name="P1"><text:s text:c="4"/>• <text:span text:style-name="T1">Mailing – </text:span><text:span text:style-name="T3">Mailing </text:span><text:span text:style-name="T4">1</text:span></text:p>
      <text:p text:style-name="P1"><text:s text:c="4"/>• <text:span text:style-name="T1">Social media – </text:span><text:span text:style-name="T3">Social Media </text:span><text:span text:style-name="T4">1</text:span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8:32:59.455382508</meta:creation-date>
    <dc:date>2023-05-23T19:08:58.576201484</dc:date>
    <meta:editing-duration>PT9H40M44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45" meta:character-count="1027" meta:non-whitespace-character-count="801"/>
  </office:meta>
</office:document-meta>
</file>